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D000002B721641C12F257B534.png" manifest:media-type="image/png"/>
  <manifest:file-entry manifest:full-path="Pictures/100000010000067D000002B7E8DC155D98E313DE.png" manifest:media-type="image/png"/>
  <manifest:file-entry manifest:full-path="Pictures/100000010000068200000293228338D68A334909.png" manifest:media-type="image/png"/>
  <manifest:file-entry manifest:full-path="Pictures/100000010000067D000002B73872ABE7F38F2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052in" svg:y="2.5744in" svg:width="8.4846in" svg:height="3.5492in" draw:z-index="1"><draw:image xlink:href="Pictures/100000010000067D000002B73872ABE7F38F2892.png" xlink:type="simple" xlink:show="embed" xlink:actuate="onLoad" draw:mime-type="image/png"/></draw:frame><draw:frame draw:style-name="fr1" draw:name="Image1" text:anchor-type="char" svg:x="-0.0528in" svg:y="-0.7874in" svg:width="8.5in" svg:height="3.3626in" draw:z-index="0"><draw:image xlink:href="Pictures/100000010000068200000293228338D68A334909.png" xlink:type="simple" xlink:show="embed" xlink:actuate="onLoad" draw:mime-type="image/png"/></draw:frame><draw:frame draw:style-name="fr1" draw:name="Image3" text:anchor-type="char" svg:x="-0.052in" svg:y="6.1228in" svg:width="8.5in" svg:height="3.5563in" draw:z-index="2"><draw:image xlink:href="Pictures/100000010000067D000002B7E8DC155D98E313DE.png" xlink:type="simple" xlink:show="embed" xlink:actuate="onLoad" draw:mime-type="image/png"/></draw:frame></text:p>
      <text:p text:style-name="P1"><draw:frame draw:style-name="fr1" draw:name="Image4" text:anchor-type="char" svg:x="-0.0736in" svg:y="-0.4209in" svg:width="8.5in" svg:height="3.5563in" draw:z-index="3"><draw:image xlink:href="Pictures/100000010000067D000002B721641C12F257B5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52in" fo:margin-right="0.01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0:23:50.161350796</meta:creation-date>
    <dc:date>2022-10-03T20:26:35.389132660</dc:date>
    <meta:editing-duration>PT2M29S</meta:editing-duration>
    <meta:editing-cycles>2</meta:editing-cycles>
    <meta:generator>LibreOffice/7.3.6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